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0.558cm"/>
    </style:style>
    <style:style style:name="co6" style:family="table-column">
      <style:table-column-properties fo:break-before="auto" style:column-width="11.543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7f0a7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cc99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Liberation Sans" fo:font-size="10pt" style:font-name-asian="Lucida Sans Unicode" style:font-size-asian="10pt" style:font-name-complex="Tahoma" style:font-size-complex="1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transparent" fo:wrap-option="no-wrap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ffcc99" fo:wrap-option="no-wrap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transparent" fo:wrap-option="no-wrap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e6e6ff" fo:wrap-option="no-wrap"/>
      <style:text-properties fo:color="#000000"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30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</office:automatic-styles>
  <office:body>
    <office:spreadsheet>
      <table:table table:name="Assemblag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6" table:default-cell-style-name="ce11"/>
        <table:table-column table:style-name="co5" table:default-cell-style-name="ce11"/>
        <table:table-column table:style-name="co1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" table:number-columns-repeated="240" table:default-cell-style-name="ce11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Assemblage</text:p>
          </table:table-cell>
          <table:table-cell table:style-name="ce1" table:number-columns-repeated="2"/>
          <table:table-cell table:style-name="ce1" office:value-type="string">
            <text:p>COLLATING</text:p>
          </table:table-cell>
          <table:table-cell table:style-name="ce1" table:number-columns-repeated="10"/>
          <table:table-cell table:style-name="ce29"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collating.png</text:p>
          </table:table-cell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PROFID</text:p>
          </table:table-cell>
          <table:table-cell table:style-name="ce2" table:number-columns-repeated="15"/>
          <table:table-cell table:number-columns-repeated="240"/>
        </table:table-row>
        <table:table-row table:style-name="ro1">
          <table:table-cell table:style-name="ce2" office:value-type="string">
            <text:p>//CPROFID</text:p>
          </table:table-cell>
          <table:table-cell table:style-name="ce12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Collating.php</text:p>
          </table:table-cell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WID</text:p>
          </table:table-cell>
          <table:table-cell table:style-name="ce12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CVID</text:p>
          </table:table-cell>
          <table:table-cell table:style-name="ce13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SCHAR</text:p>
          </table:table-cell>
          <table:table-cell table:style-name="ce13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USERFOR</text:p>
          </table:table-cell>
          <table:table-cell table:style-name="ce2" table:number-columns-repeated="15"/>
          <table:table-cell table:number-columns-repeated="240"/>
        </table:table-row>
        <table:table-row table:style-name="ro1">
          <table:table-cell table:style-name="ce2" office:value-type="string">
            <text:p>//TAG</text:p>
          </table:table-cell>
          <table:table-cell table:style-name="ce13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30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OLL_FR_INFO</text:p>
          </table:table-cell>
          <table:table-cell table:style-name="ce4"/>
          <table:table-cell table:style-name="ce4" office:value-type="string">
            <text:p>Contenu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8"/>
          <table:table-cell table:style-name="ce24"/>
          <table:table-cell table:style-name="ce4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TITLE</text:p>
          </table:table-cell>
          <table:table-cell table:style-name="ce5" office:value-type="string">
            <text:p>COLL_FR_INFO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9"/>
          <table:table-cell table:style-name="ce25"/>
          <table:table-cell table:style-name="ce5"/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BSTRACT</text:p>
          </table:table-cell>
          <table:table-cell table:style-name="ce5" office:value-type="string">
            <text:p>COLL_FR_INFO</text:p>
          </table:table-cell>
          <table:table-cell table:style-name="ce5" office:value-type="string">
            <text:p>Résum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17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9"/>
          <table:table-cell table:style-name="ce25"/>
          <table:table-cell table:style-name="ce5"/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OLL_ALLOTT</text:p>
          </table:table-cell>
          <table:table-cell table:style-name="ce5" office:value-type="string">
            <text:p>COLL_FR_INFO</text:p>
          </table:table-cell>
          <table:table-cell table:style-name="ce6" office:value-type="string">
            <text:p>Fichier principal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ile</text:p>
          </table:table-cell>
          <table:table-cell table:style-name="ce5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Default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OLL_FR_PRODUCT</text:p>
          </table:table-cell>
          <table:table-cell table:style-name="ce4"/>
          <table:table-cell table:style-name="ce4" office:value-type="string">
            <text:p>Génér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40">
            <text:p>1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8"/>
          <table:table-cell table:style-name="ce24"/>
          <table:table-cell table:style-name="ce4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DATEMODI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Date de dernière mod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office:value-type="float" office:value="150">
            <text:p>15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9"/>
          <table:table-cell table:style-name="ce25"/>
          <table:table-cell table:style-name="ce5"/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LLODT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Fichier assembl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17" office:value-type="float" office:value="160">
            <text:p>16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9"/>
          <table:table-cell table:style-name="ce25"/>
          <table:table-cell table:style-name="ce5"/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LLPD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Version PDF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office:value-type="float" office:value="170">
            <text:p>17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9"/>
          <table:table-cell table:style-name="ce25"/>
          <table:table-cell table:style-name="ce5" office:value-type="string">
            <text:p>::convertVaultFile(COLL_ALLODT,'pdf)</text:p>
          </table:table-cell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DATEPD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Date de produc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17" office:value-type="float" office:value="180">
            <text:p>18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9"/>
          <table:table-cell table:style-name="ce25"/>
          <table:table-cell table:style-name="ce5" office:value-type="string">
            <text:p>::getFileInfo(COLL_ALLPDF,'mdate)</text:p>
          </table:table-cell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OLL_FR_CHAPTERS</text:p>
          </table:table-cell>
          <table:table-cell table:style-name="ce4"/>
          <table:table-cell table:style-name="ce4" office:value-type="string">
            <text:p>Mise en pag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90">
            <text:p>19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8"/>
          <table:table-cell table:style-name="ce24"/>
          <table:table-cell table:style-name="ce4"/>
          <table:table-cell table:style-name="ce24" table:number-columns-repeated="2"/>
          <table:table-cell table:style-name="ce24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OLL_T_CHAPTERS</text:p>
          </table:table-cell>
          <table:table-cell table:style-name="ce7" office:value-type="string">
            <text:p>COLL_FR_CHAPTERS</text:p>
          </table:table-cell>
          <table:table-cell table:style-name="ce7" office:value-type="string">
            <text:p>Chapitr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20"/>
          <table:table-cell table:style-name="ce26"/>
          <table:table-cell table:style-name="ce7"/>
          <table:table-cell table:style-name="ce26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COLL_FAMID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Famille (id)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cid</text:p>
          </table:table-cell>
          <table:table-cell table:style-name="ce5" office:value-type="float" office:value="210">
            <text:p>210</text:p>
          </table:table-cell>
          <table:table-cell table:style-name="ce14" office:value-type="string">
            <text:p>H</text:p>
          </table:table-cell>
          <table:table-cell table:style-name="ce14"/>
          <table:table-cell table:style-name="ce21" table:number-columns-repeated="2"/>
          <table:table-cell table:style-name="ce14" office:value-type="string">
            <text:p>::getTitle(COLL_FAMID):COLL_FAM</text:p>
          </table:table-cell>
          <table:table-cell table:style-name="ce14" table:number-columns-repeated="3"/>
          <table:table-cell table:style-name="ce31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COLL_FAM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Fam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7" office:value-type="float" office:value="220">
            <text:p>22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14" office:value-type="string">
            <text:p>%S%app=FDL&amp;action=FDL_CARD&amp;id=%COLL_FAMID%</text:p>
          </table:table-cell>
          <table:table-cell table:style-name="ce14" office:value-type="string">
            <text:p>fdl.php</text:p>
          </table:table-cell>
          <table:table-cell table:style-name="ce14" office:value-type="string">
            <text:p>lfamilies(D,COLL_FAM):COLL_FAMID,COLL_FAM</text:p>
          </table:table-cell>
          <table:table-cell table:style-name="ce14" table:number-columns-repeated="3"/>
          <table:table-cell table:style-name="ce3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ID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Chapitre (id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office:value-type="float" office:value="230">
            <text:p>230</text:p>
          </table:table-cell>
          <table:table-cell table:style-name="ce14" office:value-type="string">
            <text:p>H</text:p>
          </table:table-cell>
          <table:table-cell table:style-name="ce14"/>
          <table:table-cell table:style-name="ce21" table:number-columns-repeated="2"/>
          <table:table-cell table:style-name="ce14" office:value-type="string">
            <text:p>::getTitle(COLL_CHAPID):COLL_CHAP</text:p>
          </table:table-cell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COLL_CHAP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Chapit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7" office:value-type="float" office:value="240">
            <text:p>24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14" office:value-type="string">
            <text:p>%S%app=FDL&amp;action=FDL_CARD&amp;id=%COLL_CHAPID%</text:p>
          </table:table-cell>
          <table:table-cell table:style-name="ce14" office:value-type="string">
            <text:p>fdl.php</text:p>
          </table:table-cell>
          <table:table-cell table:style-name="ce14" office:value-type="string">
            <text:p>lfamily(D,COLL_FAMID,COLL_CHAP):COLL_CHAPID,COLL_CHAP</text:p>
          </table:table-cell>
          <table:table-cell table:style-name="ce14" table:number-columns-repeated="3"/>
          <table:table-cell table:style-name="ce3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TTRID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Attribu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50">
            <text:p>25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9"/>
          <table:table-cell table:style-name="ce14" office:value-type="string">
            <text:p>fdl.php</text:p>
          </table:table-cell>
          <table:table-cell table:style-name="ce5" office:value-type="string">
            <text:p>getFamAttribute(D,COLL_FAMID,'file,0,COLL_ATTRID):COLL_ATTRID</text:p>
          </table:table-cell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FILE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Fichie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17" office:value-type="float" office:value="260">
            <text:p>26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9"/>
          <table:table-cell table:style-name="ce25"/>
          <table:table-cell table:style-name="ce5"/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STATEFILTER</text:p>
          </table:table-cell>
          <table:table-cell table:style-name="ce5" office:value-type="string">
            <text:p>COLL_T_CHAPTERS</text:p>
          </table:table-cell>
          <table:table-cell table:style-name="ce16" office:value-type="string">
            <text:p>État attendu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70">
            <text:p>27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9"/>
          <table:table-cell table:style-name="ce14" office:value-type="string">
            <text:p>book.php</text:p>
          </table:table-cell>
          <table:table-cell table:style-name="ce5" office:value-type="string">
            <text:p>lbookstates(D,COLL_CHAPID):COLL_STATEFILTER</text:p>
          </table:table-cell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STATE</text:p>
          </table:table-cell>
          <table:table-cell table:style-name="ce5" office:value-type="string">
            <text:p>COLL_T_CHAPTERS</text:p>
          </table:table-cell>
          <table:table-cell table:style-name="ce16" office:value-type="string">
            <text:p>État rée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17" office:value-type="float" office:value="280">
            <text:p>28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9"/>
          <table:table-cell table:style-name="ce25"/>
          <table:table-cell table:style-name="ce5"/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FILEDATE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office:value-type="float" office:value="290">
            <text:p>29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9"/>
          <table:table-cell table:style-name="ce25"/>
          <table:table-cell table:style-name="ce5"/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5" table:number-columns-repeated="10"/>
          <table:table-cell table:style-name="ce19"/>
          <table:table-cell table:style-name="ce25" table:number-columns-repeated="3"/>
          <table:table-cell table:style-name="ce6"/>
          <table:table-cell table:style-name="ce25"/>
          <table:table-cell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2" table:number-columns-repeated="10"/>
          <table:table-cell table:style-name="ce22"/>
          <table:table-cell table:style-name="ce27"/>
          <table:table-cell table:style-name="ce2"/>
          <table:table-cell table:style-name="ce27" table:number-columns-repeated="3"/>
          <table:table-cell table:number-columns-repeated="240"/>
        </table:table-row>
        <table:table-row table:style-name="ro1">
          <table:table-cell table:style-name="ce5" table:number-columns-repeated="10"/>
          <table:table-cell table:style-name="ce19"/>
          <table:table-cell table:style-name="ce25"/>
          <table:table-cell table:style-name="ce5"/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COLL_GEN_ALLODT</text:p>
          </table:table-cell>
          <table:table-cell table:style-name="ce9"/>
          <table:table-cell table:style-name="ce9" office:value-type="string">
            <text:p>&lt;b&gt;Assembler&lt;/b&gt;</text:p>
          </table:table-cell>
          <table:table-cell table:style-name="ce9" table:number-columns-repeated="2"/>
          <table:table-cell table:style-name="ce9" office:value-type="string">
            <text:p>menu</text:p>
          </table:table-cell>
          <table:table-cell table:style-name="ce9" office:value-type="float" office:value="30">
            <text:p>30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23" office:value-type="string">
            <text:p>%S%app=FDL&amp;action=FDL_METHOD&amp;method=collating&amp;id=%I%</text:p>
          </table:table-cell>
          <table:table-cell table:style-name="ce28"/>
          <table:table-cell table:style-name="ce9" office:value-type="string">
            <text:p>::canEditMenu()</text:p>
          </table:table-cell>
          <table:table-cell table:style-name="ce28" table:number-columns-repeated="2"/>
          <table:table-cell table:style-name="ce28" office:value-type="string">
            <text:p>ltarget=_self|ltitle=Assembler l'ensemble des chapitres</text:p>
          </table:table-cell>
          <table:table-cell table:number-columns-repeated="240"/>
        </table:table-row>
        <table:table-row table:style-name="ro1">
          <table:table-cell table:style-name="ce5" table:number-columns-repeated="10"/>
          <table:table-cell table:style-name="ce19"/>
          <table:table-cell table:style-name="ce25"/>
          <table:table-cell table:style-name="ce5"/>
          <table:table-cell table:style-name="ce25" table:number-columns-repeated="3"/>
          <table:table-cell table:number-columns-repeated="240"/>
        </table:table-row>
        <table:table-row table:style-name="ro2">
          <table:table-cell table:style-name="ce10" table:number-columns-repeated="16"/>
          <table:table-cell table:style-name="ce32" table:number-columns-repeated="240"/>
        </table:table-row>
        <table:table-row table:style-name="ro1">
          <table:table-cell table:style-name="ce2" table:number-columns-repeated="2"/>
          <table:table-cell table:style-name="ce12"/>
          <table:table-cell table:style-name="ce2" table:number-columns-repeated="13"/>
          <table:table-cell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15" table:number-columns-repeated="15"/>
          <table:table-cell table:style-name="ce33" table:number-columns-repeated="240"/>
        </table:table-row>
        <table:table-row table:style-name="ro1" table:number-rows-repeated="20">
          <table:table-cell table:style-name="ce2" table:number-columns-repeated="16"/>
          <table:table-cell table:number-columns-repeated="240"/>
        </table:table-row>
        <table:table-row table:style-name="ro1" table:number-rows-repeated="6547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5">25/09/2009</text:date>, <text:time>09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Eric Brison</meta:initial-creator>
    <meta:creation-date>2007-11-20T09:19:01</meta:creation-date>
    <dc:date>2009-09-25T09:11:39</dc:date>
    <meta:editing-cycles>61</meta:editing-cycles>
    <meta:editing-duration>PT47H37M17S</meta:editing-duration>
    <meta:document-statistic meta:table-count="1" meta:cell-count="234" meta:object-count="0"/>
    <meta:user-defined meta:name="Info 1"/>
    <meta:user-defined meta:name="Info 2"/>
    <meta:user-defined meta:name="Info 3"/>
    <meta:user-defined meta:name="Info 4"/>
  </office:meta>
</office:document-meta>
</file>